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78880" officeooo:paragraph-rsid="00378880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3c8d70" style:font-weight-asian="bold" style:font-weight-complex="bold"/>
    </style:style>
    <style:style style:name="T8" style:family="text">
      <style:text-properties fo:font-weight="bold" officeooo:rsid="003d70f8" style:font-weight-asian="bold" style:font-weight-complex="bold"/>
    </style:style>
    <style:style style:name="T9" style:family="text">
      <style:text-properties fo:font-weight="bold" officeooo:rsid="003e68b9" style:font-weight-asian="bold" style:font-weight-complex="bold"/>
    </style:style>
    <style:style style:name="T10" style:family="text">
      <style:text-properties fo:font-weight="bold" officeooo:rsid="0040115c" style:font-weight-asian="bold" style:font-weight-complex="bold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font-weight="bold" officeooo:rsid="00215f24" fo:background-color="transparent" loext:char-shading-value="0" style:font-weight-asian="bold" style:font-weight-complex="bold"/>
    </style:style>
    <style:style style:name="T13" style:family="text">
      <style:text-properties fo:font-weight="bold" officeooo:rsid="0021c74e" fo:background-color="transparent" loext:char-shading-value="0" style:font-weight-asian="bold" style:font-weight-complex="bold"/>
    </style:style>
    <style:style style:name="T14" style:family="text">
      <style:text-properties fo:font-weight="bold" officeooo:rsid="00231850" fo:background-color="transparent" loext:char-shading-value="0" style:font-weight-asian="bold" style:font-weight-complex="bold"/>
    </style:style>
    <style:style style:name="T15" style:family="text">
      <style:text-properties fo:font-weight="bold" officeooo:rsid="0023c944" fo:background-color="transparent" loext:char-shading-value="0" style:font-weight-asian="bold" style:font-weight-complex="bold"/>
    </style:style>
    <style:style style:name="T16" style:family="text">
      <style:text-properties fo:font-weight="bold" officeooo:rsid="0030820d" fo:background-color="transparent" loext:char-shading-value="0" style:font-weight-asian="bold" style:font-weight-complex="bold"/>
    </style:style>
    <style:style style:name="T17" style:family="text">
      <style:text-properties officeooo:rsid="001fe094"/>
    </style:style>
    <style:style style:name="T18" style:family="text">
      <style:text-properties officeooo:rsid="00215f24"/>
    </style:style>
    <style:style style:name="T19" style:family="text">
      <style:text-properties officeooo:rsid="00231850"/>
    </style:style>
    <style:style style:name="T20" style:family="text">
      <style:text-properties officeooo:rsid="0023c944"/>
    </style:style>
    <style:style style:name="T21" style:family="text">
      <style:text-properties officeooo:rsid="00261bc4"/>
    </style:style>
    <style:style style:name="T22" style:family="text">
      <style:text-properties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29024f"/>
    </style:style>
    <style:style style:name="T25" style:family="text">
      <style:text-properties officeooo:rsid="00293b7b"/>
    </style:style>
    <style:style style:name="T26" style:family="text">
      <style:text-properties officeooo:rsid="00317553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43ba6" style:font-weight-asian="normal" style:font-weight-complex="normal"/>
    </style:style>
    <style:style style:name="T29" style:family="text">
      <style:text-properties fo:font-weight="normal" officeooo:rsid="0033ecfe" style:font-weight-asian="normal" style:font-weight-complex="normal"/>
    </style:style>
    <style:style style:name="T30" style:family="text">
      <style:text-properties fo:font-weight="normal" officeooo:rsid="0038a590" style:font-weight-asian="normal" style:font-weight-complex="normal"/>
    </style:style>
    <style:style style:name="T31" style:family="text">
      <style:text-properties officeooo:rsid="00343ba6"/>
    </style:style>
    <style:style style:name="T32" style:family="text">
      <style:text-properties officeooo:rsid="0038a590"/>
    </style:style>
    <style:style style:name="T33" style:family="text">
      <style:text-properties fo:background-color="#ff0000" loext:char-shading-value="0"/>
    </style:style>
    <style:style style:name="T34" style:family="text">
      <style:text-properties fo:background-color="#ff0000" loext:char-shading-value="0"/>
    </style:style>
    <style:style style:name="T35" style:family="text">
      <style:text-properties officeooo:rsid="004011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ogicaAlgoritmoJavaScript</text:p>
      <text:p text:style-name="P21"><text:span text:style-name="T2">$</text:span><text:span text:style-name="T1">npm install readline-sync</text:span> →<text:span text:style-name="T24"> para o terminal aceitar input no node.js</text:span></text:p>
      <text:p text:style-name="P17">COMANDOS DE ENTRADA/SAÍDA E VARIÁVEIS</text:p>
      <text:p text:style-name="P9"><text:span text:style-name="T1">ex001 </text:span><text:span text:style-name="T27">→ MENSAGEM: Desenvolva um programa que pergunte qual pe o nome do usuário e no final mostre uma mensagem com o nome do usuário que foi digitado. Use o comando de entra e saída “console.log”.</text:span></text:p>
      <text:p text:style-name="P9"><text:span text:style-name="T1">ex002 </text:span><text:span text:style-name="T27">→ SOMA: Desenvola um programa que solicite ao usuário digitar dois números e no final apresente o resultado da soma entre os dois números.</text:span></text:p>
      <text:p text:style-name="P9"><text:span text:style-name="T1">ex003</text:span><text:span text:style-name="T27"> → MEDIA: Desenvola um programa que solicite ao usuário digitar dois números e no final apresente o resultado da média entre os dois números.</text:span></text:p>
      <text:p text:style-name="P17">OPERADORES LÓGICOS</text:p>
      <text:p text:style-name="P9"><text:span text:style-name="T1">ex004 </text:span><text:span text:style-name="T27">→ TESTE DOS TRIANGULOS: Desenvolva um programa que solicite ao usuário digitar o valor de três lados de uma forma geométrica. </text:span><text:span text:style-name="T28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18"><text:span text:style-name="T31">E</text:span>XERCÍCIOS DA <text:s/>CREUZA</text:p>
      <text:p text:style-name="P10"><text:span text:style-name="T1">ex005</text:span><text:span text:style-name="T27"> → IDADE DE CREUZA: Creuza está fazendo aniversário, mas não sabe quantas velas colocar no bolo. Ela sabe apenas o ano do seu nascimento. Ajude Creuza a solucionar este problema.</text:span></text:p>
      <text:p text:style-name="P10"><text:span text:style-name="T1">ex006 </text:span><text:span text:style-name="T27">→ DÓLARES DA CREUZA: Creuza vai viajar para os Estados Unidos e quer saber quanto vai levar em dólares. Ajude ela a descobrir quanto vai levar.</text:span></text:p>
      <text:p text:style-name="P11"><text:span text:style-name="T1">ex007 </text:span><text:span text:style-name="T27">→ </text:span><text:span text:style-name="T29">TEMPERATURA DA CREUZA: </text:span><text:span text:style-name="T27">Creuza chegou nos EUA olhou para o termômetro e viu 100 graus Fahrenheit, mas ela quer saber quanto é esta temperatura em Graus Celsius. Ajude Creuza.</text:span></text:p>
      <text:p text:style-name="P11"><text:span text:style-name="T1">ex008 </text:span><text:span text:style-name="T27">→ IMPOSTO DA CREUZA: Creuza Comprou muita muamba e quer saber quanto vai pagar de imposto.</text:span></text:p>
      <text:p text:style-name="P11"><text:span text:style-name="T6">ex009 </text:span><text:span text:style-name="T30">→ </text:span><text:span text:style-name="T27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19">ESTRUTURAS CONDICIONAIS <text:span text:style-name="T32">SIMPLES</text:span></text:p>
      <text:p text:style-name="P12"/>
      <text:p text:style-name="P13"/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15">ESTRUTURAS DE REPETIÇÃO - “<text:span text:style-name="T21">do”</text:span></text:p>
      <text:p text:style-name="P1"><text:span text:style-name="T1">ex029 </text:span>→ MINHA TABUADA: Desenvol<text:span text:style-name="T25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25">v</text:span>a um programa <text:span text:style-name="T17">que receba até cinco números e no final mostre quantos números negativos foram digitados. </text:span>Use o laço de repetição “do”.</text:p>
      <text:p text:style-name="P2"><text:soft-page-break/><text:span text:style-name="T11">ex03</text:span><text:span text:style-name="T12">1</text:span><text:span text:style-name="T11"> </text:span>→ FATORIAL: Desenvol<text:span text:style-name="T25">v</text:span>a um programa <text:span text:style-name="T18">em que o usuário digite um número e o programa mostre o fatorial desse número. </text:span>Use o laço de repetição “do”.</text:p>
      <text:p text:style-name="P3"><text:span text:style-name="T11">ex03</text:span><text:span text:style-name="T13">2</text:span><text:span text:style-name="T11"> </text:span><text:span text:style-name="T22">→ </text:span>FATORIAL REPETICAO: Desenvol<text:span text:style-name="T25">v</text:span>a um programa <text:span text:style-name="T18">em que o usuário digite um número e o programa mostre o fatorial desse número e no final pergunte se o usuário quer repetir a operação. </text:span>Use o laço de repetição “do”.</text:p>
      <text:p text:style-name="P3"><text:span text:style-name="T11">ex03</text:span><text:span text:style-name="T13">3</text:span><text:span text:style-name="T11"> </text:span><text:span text:style-name="T22">→</text:span> NUMERO PRIMO: Desenvol<text:span text:style-name="T25">v</text:span>a um programa <text:span text:style-name="T18">em que o usuário digite um número e mostre como resultado se esse número é primo ou não. Dica: um número primo é aquele que só pode ser dividido por um e por ele mesmo. </text:span>Use o laço de repetição “do”.</text:p>
      <text:p text:style-name="P4"><text:span text:style-name="T11">ex03</text:span><text:span text:style-name="T13">4</text:span><text:span text:style-name="T1"> </text:span>→ SUPER CONTADOR: Desenvol<text:span text:style-name="T25">v</text:span>a um programa <text:span text:style-name="T18">em que o usuário escolha em um menu se quer contar de 0 a 10 ou de 10 a 0. </text:span>Use o laço de repetição “do”.</text:p>
      <text:p text:style-name="P5"><text:span text:style-name="T11">ex03</text:span><text:span text:style-name="T14">5</text:span><text:span text:style-name="T1"> </text:span>→ ESCOLHENDO PESSOAS: Desenvol<text:span text:style-name="T25">v</text:span>a um programa <text:span text:style-name="T18">em que realize o cadastro de homens e mulheres, suas idades e a cor da pele. No final mostre total de homens com mais de 18 anos e cabelos castanhos e o t</text:span>otal de mulheres entre 25 e 30 <text:span text:style-name="T19">anos</text:span> e cabelos loiros. <text:span text:style-name="T20">Menu da cor da pele: </text:span>Preto, Castanho, Loiro <text:span text:style-name="T20">e </text:span>Ruivo. Use o laço de repetição “do”.</text:p>
      <text:p text:style-name="P14">ESTRUTURAS DE REPETIÇÃO “<text:span text:style-name="T21">for”</text:span></text:p>
      <text:p text:style-name="P5"><text:span text:style-name="T11">ex03</text:span><text:span text:style-name="T15">6</text:span><text:span text:style-name="T1"> </text:span>→ CONTAR 1 ATE 10 PARA: Desenvol<text:span text:style-name="T25">v</text:span>a um programa <text:span text:style-name="T18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25">v</text:span>a um programa <text:span text:style-name="T18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25">v</text:span>a um programa <text:span text:style-name="T18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25">v</text:span>a um programa <text:span text:style-name="T18">em que o usuário digite até 6 valores e no final o programa apresente o total de valores entre 0 e 10; e a</text:span> soma d<text:span text:style-name="T26">esses</text:span> valores <text:span text:style-name="T26">entre 0 e 10 que forem</text:span> impares. <text:span text:style-name="T18">Use a estrutura de repetiçao “for”.</text:span></text:p>
      <text:p text:style-name="P8"><text:span text:style-name="T11">ex0</text:span><text:span text:style-name="T16">40</text:span><text:span text:style-name="T1"> </text:span>→ COMBINACOES: Desenvol<text:span text:style-name="T25">v</text:span>a um programa <text:span text:style-name="T18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25">v</text:span>a um programa <text:span text:style-name="T18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26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16">PROCEDIMENTOS - ROTINAS</text:p>
      <text:p text:style-name="P8"><text:span text:style-name="T1">ex0</text:span><text:span text:style-name="T7">41</text:span><text:span text:style-name="T1"> </text:span>→ DETECTOR PESADO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8"><text:span text:style-name="T1">ex0</text:span><text:span text:style-name="T7">42</text:span><text:span text:style-name="T1"> </text:span>→ FAZ SOMA PROCEDIMENTO: Crie um programa que receba dois valores e apresente a soma entre os dois valores inseridos. Use estrutura de procedimento com passagem de parâmetro por valor.</text:p>
      <text:p text:style-name="P8"><text:soft-page-break/><text:span text:style-name="T1">ex0</text:span><text:span text:style-name="T7">43</text:span><text:span text:style-name="T1"> </text:span>→ PAR OU IMPAR PROCEDIMENTO: Elabore um programa que o usuário digite um valor e o programa informe se aquele valor é par ou ímpar. Use estrutura de procedimento com passagem de parâmetro por valor.</text:p>
      <text:p text:style-name="P8"><text:span text:style-name="T1">ex0</text:span><text:span text:style-name="T7">44</text:span><text:span text:style-name="T1"> </text:span>→ SEQUÊNCIA DE FIBONACCI REFERENCIA: Construa um programa que mostre os 15 primeiros números da sequência de Fibonacci. Use estrutura de procedimento com passagem de parâmetro por referência.</text:p>
      <text:p text:style-name="P16">FUNÇÕES</text:p>
      <text:p text:style-name="P8"><text:span text:style-name="T1">ex0</text:span><text:span text:style-name="T8">45</text:span><text:span text:style-name="T1"> </text:span>→ SOMA FUNÇÃO: Desenvolva um programa em que o usuário digite dois valores e esses valores sejam passados para uma função. Essa função deve retornar a soma dos valores inseridos.</text:p>
      <text:p text:style-name="P8"><text:span text:style-name="T1">ex0</text:span><text:span text:style-name="T9">46</text:span> → <text:span text:style-name="T23">PAR IMPAR FUNÇÃO</text:span>: Construa um programa que tenha uma função que receba um valor e retorne se o valor é par ou ímpar.</text:p>
      <text:p text:style-name="P8"><text:span text:style-name="T1">ex0</text:span><text:span text:style-name="T10">47</text:span> → <text:span text:style-name="T34">FATORIAL FUNÇÃO</text:span>: Elabore um programa o qual o usuário digite um número e o programa tenha uma função que retorne o fatorial do número digitado pelo usuário.</text:p>
      <text:p text:style-name="P8">ex057 → SEQUÊNCIA DE FIBONACCI FUNÇÃO: Crie um programa que o usuário digite dois valores e o programa tenha uma função que retorne os valores seguintes da sequência de Fibonacci.</text:p>
      <text:p text:style-name="P8">ex058 → ANALISADOR DE STRINGS: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/text:p>
      <text:p text:style-name="P8">VETORES – VARIÁVEIS COMPOSTAS</text:p>
      <text:p text:style-name="P8">ex059 →TESTE VETOR: Desenvolva um programa em que o usuário digite seis valores e o programa apresente os seis vetores. Use variáveis compostas (vetores).</text:p>
      <text:p text:style-name="P8">ex060 → VALORES PARES VETORES: Crie um programa em que o usuário digite sete valores e no final o programa mostre a quantidade de valores pares digitados. Use variáveis compostas (vetores).</text:p>
      <text:p text:style-name="P8">ex061 → VALORES PARES VETORES 2: Elabore um programa em que o usuário digite sete valores e no final o programa mostre a quantidade de valores pares digitados e a posição de cada valor par digitado. Use variáveis compostas (vetores).</text:p>
      <text:p text:style-name="P8">ex062 → LISTAGEM DA TURMA: Construa um programa em que sejam cadastrados os nomes de 4 usuários, e duas notas para cada usuário cadastrado. Ao final o programa deve apresentar os nomes de cada usuário e suas respectivas médias. Use variáveis compostas (vetores).</text:p>
      <text:p text:style-name="P8">ex063 → LISTAGEM DA TURMA 2: Desenvolva um programa em que sejam cadastrados os nomes de 4 usuários, e duas notas para cada usuário cadastrado. Ao final o programa deve apresentar uma lista com os nomes dos usuários cadastrados e suas médias. Também deve mostrar outra lista com os nomes e o status de suas médias. Caso o aluno tenha média maior ou igual a 7, aluno aprovado, caso a nota seja menor do que 7, aluno reprovado. A lista de status deverá conter o nome seguido do status de cada usuário cadastrado. Use variáveis compostas (vetores).</text:p>
      <text:p text:style-name="P8">ex064 → LISTAGEM DA TURMA 3: Crie um programa em que sejam cadastrados os nomes de 4 alunos, e duas notas para cada aluno cadastrado. Ao final o programa deve apresentar uma lista com os nomes de cada aluno e suas respectivas médias. Também deverá apresentar a quantidade de alunos com a média maior do que a média da turma e a média da turma. Use variáveis compostas (vetores).</text:p>
      <text:p text:style-name="P8"><text:soft-page-break/>ex065 → SÓ COM C: Elabore um programa que sejam cadastrados 10 nomes de usuários. No final o programa deve apresentar uma lista com os nomes que começam com a letra “C”.</text:p>
      <text:p text:style-name="P8">ex066 → ORDENA VETOR: Construa um programa em que o usuário digite 10 valores de forma aleatória e no final o programa apresente os valores em ordem crescente.</text:p>
      <text:p text:style-name="P8">ex067 → CAMPEONATO FUTEBOL: Desenvolva um programa em que seja cadastrado 3 times e no final seja mostrado uma tabela com os confrontos entre os times.</text:p>
      <text:p text:style-name="P8">ex068 → CORRIGINDO PROVAS: Elabore um programa que seja cadastrado um gabarito com 5 questões. Cadastre também 3 alunos e as 5 resposta de cada aluno. Cada resposta corresta do aluno valerá 2 pontos. No final o programa deve mostrar a lista com o nome dos alunos e a nota de cada aluno. Também deverá ser mostrado a média final da turma.</text:p>
      <text:p text:style-name="P8">ex069 → RESERVAR CINEMA: Crie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p>
      <text:p text:style-name="P8">VARIÁVEIS COMPOSTAS HOMOGÊNEAS MULTIDIMENSIONAIS (MATRIZES)</text:p>
      <text:p text:style-name="P8">ex070 → MATRIZ 3x2: Desenvolva um programa que solicite ao usuario inserir valores numa matriz de ordem 3x2. No final o programa deverá apresentar os valores inseridos pelo usuário.</text:p>
      <text:p text:style-name="P8">ex071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8">ex072 → MATRIZ_IDENTIDADE 3x3: Elabore um programa que mostre uma matriz identidade de ordem 3x3.</text:p>
      <text:p text:style-name="P8">ex073 → MATRIZ 4x4: Construa um programa que o usuario insira valores numa matriz de ordem 4x4. O programa deverá apresentar o valores da matriz; a soma da Diagonal Principal, o produto da segunda linha e o maior valor da terceira coluna.</text:p>
      <text:p text:style-name="P8">ex074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8">ex075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8-11T14:58:37.491999500</dc:date>
    <meta:editing-duration>PT5H44M34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4" meta:paragraph-count="62" meta:word-count="2018" meta:character-count="11551" meta:non-whitespace-character-count="9591"/>
  </office:meta>
</office:document-meta>
</file>